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4pt" fo:font-style="normal" fo:font-weight="normal" officeooo:rsid="036079c3" officeooo:paragraph-rsid="036079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e9e9"/>
    </style:style>
    <style:style style:name="P5" style:family="paragraph" style:parent-style-name="Text_20_body">
      <style:paragraph-properties fo:text-align="start" style:justify-single-word="false"/>
      <style:text-properties officeooo:paragraph-rsid="0365d7e2"/>
    </style:style>
    <style:style style:name="P6" style:family="paragraph" style:parent-style-name="Preformatted_20_Text">
      <style:paragraph-properties fo:text-align="start" style:justify-single-word="false"/>
      <style:text-properties officeooo:paragraph-rsid="0387cdee"/>
    </style:style>
    <style:style style:name="P7" style:family="paragraph" style:parent-style-name="Text_20_body">
      <style:paragraph-properties fo:text-align="start" style:justify-single-word="false"/>
      <style:text-properties officeooo:paragraph-rsid="0387cdee"/>
    </style:style>
    <style:style style:name="P8" style:family="paragraph" style:parent-style-name="Text_20_body">
      <style:paragraph-properties fo:text-align="start" style:justify-single-word="false"/>
      <style:text-properties officeooo:paragraph-rsid="036167c6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font-name="Arial" fo:font-size="18pt" fo:language="en" fo:country="GB" fo:font-style="italic" fo:font-weight="normal" officeooo:rsid="001136e0" officeooo:paragraph-rsid="036167c6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style:font-name="Arial" fo:font-size="18pt" fo:language="en" fo:country="GB" fo:font-style="italic" fo:font-weight="normal" officeooo:rsid="037e37bf" officeooo:paragraph-rsid="037e37bf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style:font-name="Arial" fo:font-size="18pt" fo:language="en" fo:country="GB" fo:font-style="italic" fo:font-weight="normal" officeooo:rsid="03940c7a" officeooo:paragraph-rsid="03a327c8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style:font-name="Arial" fo:font-size="18pt" fo:language="en" fo:country="GB" fo:font-style="italic" fo:font-weight="normal" officeooo:rsid="03953bf2" officeooo:paragraph-rsid="03a6aebc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Arial" fo:font-size="9pt" fo:language="en" fo:country="GB" fo:font-style="normal" fo:font-weight="normal" officeooo:rsid="029bd770" officeooo:paragraph-rsid="03a6aebc" fo:background-color="#000000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bold" officeooo:rsid="01477c4a" officeooo:paragraph-rsid="036c266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normal" officeooo:rsid="0384dd8c" officeooo:paragraph-rsid="0384dd8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normal" officeooo:rsid="0386eefb" officeooo:paragraph-rsid="0386eef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normal" officeooo:rsid="03a63f2f" officeooo:paragraph-rsid="03b6e29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normal" officeooo:rsid="03a8a257" officeooo:paragraph-rsid="03a8a257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officeooo:paragraph-rsid="0011e9e9" style:font-size-asian="16pt" style:font-size-complex="16pt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4pt" fo:font-style="normal" fo:font-weight="bold" officeooo:rsid="01477c4a" officeooo:paragraph-rsid="036167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Preformatted_20_Text">
      <style:paragraph-properties fo:margin-top="0cm" fo:margin-bottom="0.499cm" style:contextual-spacing="false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1">
      <style:text-properties officeooo:paragraph-rsid="036167c6"/>
    </style:style>
    <style:style style:name="T1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02a7c7" style:font-weight-asian="bold" style:font-weight-complex="bold"/>
    </style:style>
    <style:style style:name="T6" style:family="text">
      <style:text-properties style:font-name="Arial" fo:font-weight="bold" officeooo:rsid="035884e8" style:font-weight-asian="bold" style:font-weight-complex="bold"/>
    </style:style>
    <style:style style:name="T7" style:family="text">
      <style:text-properties style:font-name="Arial" fo:font-weight="bold" officeooo:rsid="03c06026" style:font-weight-asian="bold" style:font-weight-complex="bold"/>
    </style:style>
    <style:style style:name="T8" style:family="text">
      <style:text-properties style:font-name="Arial" fo:font-size="18pt" fo:font-weight="bold" officeooo:rsid="00377444" style:font-size-asian="18pt" style:font-weight-asian="bold" style:font-size-complex="18pt" style:font-weight-complex="bold"/>
    </style:style>
    <style:style style:name="T9" style:family="text">
      <style:text-properties style:font-name="Arial" fo:font-size="18pt" fo:font-weight="bold" officeooo:rsid="0002a7c7" style:font-size-asian="18pt" style:font-weight-asian="bold" style:font-size-complex="18pt" style:font-weight-complex="bold"/>
    </style:style>
    <style:style style:name="T10" style:family="text">
      <style:text-properties style:font-name="Arial" fo:font-size="18pt" fo:font-style="italic" officeooo:rsid="001136e0" style:font-size-asian="18pt" style:font-style-asian="italic" style:font-size-complex="18pt" style:font-style-complex="italic"/>
    </style:style>
    <style:style style:name="T11" style:family="text">
      <style:text-properties style:font-name="Arial" fo:font-size="22pt" fo:font-weight="bold" officeooo:rsid="0002a7c7" style:font-size-asian="22pt" style:font-weight-asian="bold" style:font-size-complex="22pt" style:font-weight-complex="bold"/>
    </style:style>
    <style:style style:name="T12" style:family="text">
      <style:text-properties fo:font-size="14pt" fo:font-style="normal" fo:font-weight="bold" officeooo:rsid="03a186ff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Arial1" fo:font-size="14pt" fo:font-style="normal" officeooo:rsid="0384dd8c" style:font-size-asian="14pt" style:font-style-asian="normal" style:font-size-complex="14pt" style:font-style-complex="normal"/>
    </style:style>
    <style:style style:name="T14" style:family="text">
      <style:text-properties style:font-name="Arial1" fo:font-size="14pt" fo:font-style="normal" officeooo:rsid="03a1748f" style:font-size-asian="14pt" style:font-style-asian="normal" style:font-size-complex="14pt" style:font-style-complex="normal"/>
    </style:style>
    <style:style style:name="T15" style:family="text">
      <style:text-properties style:font-name="Arial1" fo:font-size="14pt" fo:font-style="normal" officeooo:rsid="03a186ff" style:font-size-asian="14pt" style:font-style-asian="normal" style:font-size-complex="14pt" style:font-style-complex="normal"/>
    </style:style>
    <style:style style:name="T16" style:family="text">
      <style:text-properties style:font-name="Arial1" fo:font-size="14pt" fo:font-style="normal" officeooo:rsid="03a327c8" style:font-size-asian="14pt" style:font-style-asian="normal" style:font-size-complex="14pt" style:font-style-complex="normal"/>
    </style:style>
    <style:style style:name="T17" style:family="text">
      <style:text-properties style:font-name="Arial1" fo:font-size="14pt" fo:font-style="normal" officeooo:rsid="03a63f2f" style:font-size-asian="14pt" style:font-style-asian="normal" style:font-size-complex="14pt" style:font-style-complex="normal"/>
    </style:style>
    <style:style style:name="T18" style:family="text">
      <style:text-properties style:font-name="Arial1" fo:font-size="14pt" fo:font-style="normal" officeooo:rsid="03a6aebc" style:font-size-asian="14pt" style:font-style-asian="normal" style:font-size-complex="14pt" style:font-style-complex="normal"/>
    </style:style>
    <style:style style:name="T19" style:family="text">
      <style:text-properties style:font-name="Arial1" fo:font-size="14pt" fo:font-style="normal" fo:font-weight="bold" officeooo:rsid="0384dd8c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Arial1" fo:font-size="14pt" fo:font-style="normal" fo:font-weight="bold" officeooo:rsid="0397f69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Arial1" fo:font-size="14pt" fo:font-style="normal" fo:font-weight="bold" officeooo:rsid="039afd83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Arial1" fo:font-size="14pt" fo:font-style="normal" fo:font-weight="bold" officeooo:rsid="03a6aebc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Arial1" fo:font-size="14pt" fo:font-style="normal" fo:font-weight="bold" officeooo:rsid="03aaeb29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style:font-name="Arial1" fo:language="en" fo:country="GB" fo:font-weight="bold"/>
    </style:style>
    <style:style style:name="T25" style:family="text">
      <style:text-properties fo:font-variant="normal" fo:text-transform="none" style:font-name="Arial1" fo:language="en" fo:country="GB" fo:font-weight="bold" officeooo:rsid="035cc3ed"/>
    </style:style>
    <style:style style:name="T26" style:family="text">
      <style:text-properties fo:font-variant="normal" fo:text-transform="none" style:font-name="Arial1" fo:font-size="14pt" fo:language="en" fo:country="GB" fo:font-style="normal" fo:font-weight="bold" officeooo:rsid="02f45a2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style:font-name="Arial1" fo:font-size="14pt" fo:language="en" fo:country="GB" fo:font-style="normal" fo:font-weight="bold" officeooo:rsid="01477c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style:font-name="Arial1" fo:font-size="14pt" fo:language="en" fo:country="GB" fo:font-style="normal" fo:font-weight="bold" officeooo:rsid="035ace1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style:font-name="Arial1" fo:font-size="14pt" fo:language="en" fo:country="GB" fo:font-style="normal" fo:font-weight="bold" officeooo:rsid="035cc3e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style:font-name="Arial1" fo:font-size="14pt" fo:language="en" fo:country="GB" fo:font-style="normal" fo:font-weight="bold" officeooo:rsid="0365d7e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style:font-name="Arial1" fo:font-size="14pt" fo:language="en" fo:country="GB" fo:font-style="normal" fo:font-weight="bold" officeooo:rsid="0384dd8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style:font-name="Arial1" fo:font-size="14pt" fo:language="en" fo:country="GB" fo:font-style="normal" fo:font-weight="normal" officeooo:rsid="0386eef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style:font-name="Arial1" fo:font-size="14pt" fo:language="en" fo:country="GB" fo:font-style="normal" fo:font-weight="normal" officeooo:rsid="0384dd8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anguage="en" fo:country="GB"/>
    </style:style>
    <style:style style:name="T35" style:family="text">
      <style:text-properties fo:font-variant="normal" fo:text-transform="none" fo:language="en" fo:country="GB" officeooo:rsid="036167c6"/>
    </style:style>
    <style:style style:name="T36" style:family="text">
      <style:text-properties fo:font-variant="normal" fo:text-transform="none" style:font-name="Arial" fo:font-size="18pt" fo:language="en" fo:country="GB" fo:font-style="italic" fo:font-weight="normal" officeooo:rsid="001136e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style:font-name="Arial" fo:font-size="18pt" fo:language="en" fo:country="GB" fo:font-style="italic" fo:font-weight="normal" officeooo:rsid="0387cdee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officeooo:rsid="03731ba7"/>
    </style:style>
    <style:style style:name="T39" style:family="text">
      <style:text-properties officeooo:rsid="03747858"/>
    </style:style>
    <style:style style:name="T40" style:family="text">
      <style:text-properties officeooo:rsid="0386eefb"/>
    </style:style>
    <style:style style:name="T41" style:family="text">
      <style:text-properties officeooo:rsid="001136e0"/>
    </style:style>
    <style:style style:name="T42" style:family="text">
      <style:text-properties fo:font-size="11pt" fo:font-style="normal" officeooo:rsid="029bd770" fo:background-color="#000000" loext:char-shading-value="0" style:font-size-asian="11pt" style:font-style-asian="normal" style:font-size-complex="11pt" style:font-style-complex="normal"/>
    </style:style>
    <style:style style:name="T43" style:family="text">
      <style:text-properties fo:font-size="11pt" fo:font-style="normal" officeooo:rsid="03a45bc7" fo:background-color="#000000" loext:char-shading-value="0" style:font-size-asian="11pt" style:font-style-asian="normal" style:font-size-complex="11pt" style:font-style-complex="normal"/>
    </style:style>
    <style:style style:name="T44" style:family="text">
      <style:text-properties officeooo:rsid="03a6aebc"/>
    </style:style>
    <style:style style:name="T45" style:family="text">
      <style:text-properties fo:font-size="9pt" fo:font-style="normal" officeooo:rsid="029bd770" fo:background-color="#000000" loext:char-shading-value="0" style:font-size-asian="9pt" style:font-style-asian="normal" style:font-size-complex="9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">Hamelin et al., 2023 project</text:span><text:span text:style-name="T5">: </text:span><text:span text:style-name="T7">f</text:span><text:span text:style-name="T6">astq_screen</text:span><text:span text:style-name="T5"> on</text:span><text:span text:style-name="T8"> ALICE HPC.</text:span><text:span text:style-name="T9"><text:line-break/></text:span><text:span text:style-name="T11">By: Bashar Al-Smadi</text:span></text:p>
      <text:p text:style-name="P4"><text:span text:style-name="T3">1</text:span><text:span text:style-name="T1">. Navigate to Your Project Directory</text:span><text:span text:style-name="T2">:</text:span></text:p>
      <text:p text:style-name="P3">cd $SCRATCHDIR/STAR_alignment/</text:p>
      <text:p text:style-name="P1"/>
      <text:p text:style-name="P5"><text:span text:style-name="T26">2</text:span><text:span text:style-name="T27">. </text:span><text:span text:style-name="T28">make a new directory </text:span><text:span text:style-name="T30">in the name of “</text:span><text:span text:style-name="T28">fastq-screen” <text:line-break/></text:span><text:span text:style-name="T36">cd fastq-screen </text:span><text:span text:style-name="T28"><text:line-break/></text:span><text:span text:style-name="T29">and </text:span><text:span text:style-name="T25">Obtain FASTA files for human and mouse reference genomes: </text:span></text:p>
      <text:list xml:id="list559102949" text:style-name="L1">
        <text:list-item>
          <text:p text:style-name="P22">Download the human genome fasta file (hg38) from UCSC: <text:a xlink:type="simple" xlink:href="http://hgdownload.cse.ucsc.edu/goldenPath/hg38/bigZips/hg38.fa.gz" office:target-frame-name="_blank" xlink:show="new" text:style-name="Internet_20_link" text:visited-style-name="Visited_20_Internet_20_Link">http://hgdownload.cse.ucsc.edu/goldenPath/hg38/bigZips/hg38.fa.gz</text:a> </text:p>
        </text:list-item>
        <text:list-item>
          <text:p text:style-name="P23">Download the mouse genome fasta file (mm10) from UCSC: <text:a xlink:type="simple" xlink:href="http://hgdownload.cse.ucsc.edu/goldenPath/mm10/bigZips/mm10.fa.gz" office:target-frame-name="_blank" xlink:show="new" text:style-name="Internet_20_link" text:visited-style-name="Visited_20_Internet_20_Link">http://hgdownload.cse.ucsc.edu/goldenPath/mm10/bigZips/mm10.fa.gz</text:a> </text:p>
        </text:list-item>
      </text:list>
      <text:p text:style-name="P2"><text:span text:style-name="T25">3. </text:span><text:span text:style-name="T24">gunzip the files.</text:span></text:p>
      <text:p text:style-name="P20"><text:span text:style-name="T35"><text:line-break/>4</text:span><text:span text:style-name="T34">. Build bowtie2 indexes for both genomes:</text:span></text:p>
      <text:p text:style-name="P9">module load bowtie2/2.5.1-s4zfmrn</text:p>
      <text:p text:style-name="P9">bowtie2-build hg38.fa hg38</text:p>
      <text:p text:style-name="P9">bowtie2-build mm10.fa mm10</text:p>
      <text:p text:style-name="P10"/>
      <text:p text:style-name="P14">5. <text:span text:style-name="T38">Download </text:span><text:span text:style-name="T39">f</text:span><text:span text:style-name="T38">astq_screen</text:span></text:p>
      <text:p text:style-name="P8"><text:a xlink:type="simple" xlink:href="https://www.bioinformatics.babraham.ac.uk/projects/fastq_screen/" text:style-name="Internet_20_link" text:visited-style-name="Visited_20_Internet_20_Link"><text:span text:style-name="T31">https://www.bioinformatics.babraham.ac.uk/projects/fastq_screen/</text:span></text:a></text:p>
      <text:p text:style-name="P15"><text:span text:style-name="T40">A. </text:span>press Download Now -&gt; FastQ Screen Latest Release</text:p>
      <text:p text:style-name="P16">B. Extract the Archive: <text:line-break/><text:span text:style-name="T10">tar -xzvf fastq_screen_v0.15.3.tar.gz</text:span></text:p>
      <text:p text:style-name="P6"><text:span text:style-name="Source_20_Text"><text:span text:style-name="T32">C. Install fastq_screen</text:span></text:span><text:span text:style-name="Source_20_Text"><text:span text:style-name="T36"><text:line-break/>cd fastq_screen_v0.15.3</text:span></text:span></text:p>
      <text:p text:style-name="P21"><text:span text:style-name="Source_20_Text"><text:span text:style-name="T36">chmod +x fastq_screen</text:span></text:span></text:p>
      <text:p text:style-name="P7"><text:span text:style-name="T33">D. Set Up Your Environment: Add this line to your </text:span><text:span text:style-name="Source_20_Text"><text:span text:style-name="T33">.bashrc (Replace /path/to/ with the actual path to where you've extracted fastq_screen.)</text:span></text:span><text:span text:style-name="Source_20_Text"><text:line-break/></text:span><text:span text:style-name="Source_20_Text"><text:span text:style-name="T36">export PATH=$PATH:/path/to/fastq_screen_v0.15.</text:span></text:span><text:span text:style-name="Source_20_Text"><text:span text:style-name="T37">3</text:span></text:span></text:p>
      <text:p text:style-name="P7"><text:span text:style-name="Source_20_Text"><text:span text:style-name="T33">E. Test fastq_screen by: </text:span></text:span><text:span text:style-name="Source_20_Text"><text:span text:style-name="T37">fastq_screen --help</text:span></text:span></text:p>
      <text:p text:style-name="P11"><text:soft-page-break/><text:span text:style-name="T19">6. create </text:span><text:span text:style-name="T20">the “fastq_screen.conf” </text:span><text:span text:style-name="T21">file</text:span><text:span text:style-name="T20">: </text:span><text:span text:style-name="T13">go back first</text:span><text:line-break/><text:span text:style-name="T41">cd $SCRATCHDIR/STAR_alignment/fastq-screen<text:line-break/></text:span><text:span text:style-name="T13">then create a new </text:span><text:span text:style-name="T14">file </text:span><text:span text:style-name="T15">name it</text:span><text:span text:style-name="T13"> “</text:span><text:span text:style-name="T20">fastq_screen.conf</text:span><text:span text:style-name="T13">” </text:span><text:span text:style-name="T15">and copy the following code to it: </text:span><text:span text:style-name="T17">(you must edit the code and specify the path, mostly you need to change in this script USERNAME into your username and change the U to first letter of your username)</text:span><text:span text:style-name="T15"><text:line-break/></text:span><text:span text:style-name="T16">```<text:line-break/></text:span><text:span text:style-name="T42">DATABASE<text:tab/>hg38<text:tab/>/scratch/alice/</text:span><text:span text:style-name="T43">U</text:span><text:span text:style-name="T42">/</text:span><text:span text:style-name="T43">USERNAME</text:span><text:span text:style-name="T42">/STAR_alignment/fastq-screen/hg38</text:span></text:p>
      <text:p text:style-name="P11"><text:span text:style-name="T42">DATABASE<text:tab/>mm10<text:tab/>/scratch/alice/</text:span><text:span text:style-name="T43">U</text:span><text:span text:style-name="T42">/</text:span><text:span text:style-name="T43">USERNAME</text:span><text:span text:style-name="T42">/STAR_alignment/fastq-screen/mm10</text:span><text:span text:style-name="T16"><text:line-break/>```</text:span></text:p>
      <text:p text:style-name="P12"><text:span text:style-name="T19">7. </text:span><text:span text:style-name="T22">create “fastq_screen.bash” file </text:span><text:span text:style-name="T23">in the same directory</text:span><text:span text:style-name="T18">:<text:line-break/></text:span><text:span text:style-name="T15">copy the following code to it: </text:span><text:span text:style-name="T17">(you must edit the code and specify the path, mostly you need to change in this script USERNAME into your username and change the U to first letter of your username)<text:line-break/></text:span><text:span text:style-name="T18">```<text:line-break/></text:span><text:span text:style-name="T45">module load bowtie2/2.5.1-s4zfmrn</text:span></text:p>
      <text:p text:style-name="P13"/>
      <text:p text:style-name="P13">for f in /scratch/alice/b/bmsas1/SRP/*_1.fastq; do</text:p>
      <text:p text:style-name="P13"><text:s text:c="4"/>fastq_screen --aligner bowtie2 --conf /scratch/alice/<text:span text:style-name="T44">U</text:span>/<text:span text:style-name="T44">USERNAME</text:span>/STAR_alignment/fastq-screen/fastq_screen.conf --outdir /scratch/alice/<text:span text:style-name="T44">U</text:span>/<text:span text:style-name="T44">USERNAME</text:span>/STAR_alignment/fastq-screen/fastq_screen_out $f ${f/_1.fastq/_2.fastq}</text:p>
      <text:p text:style-name="P12"><text:span text:style-name="T45">done</text:span><text:span text:style-name="T18"><text:line-break/>```</text:span></text:p>
      <text:p text:style-name="P18"><text:span text:style-name="T12">8. run the bash script:</text:span><text:line-break/>nohup bash <text:s/>fastq_screen.bash . &amp;<text:line-break/><text:line-break/><text:line-break/><text:line-break/></text:p>
      <text:p text:style-name="P17">(this will take a lot of time to run: estimated 2 day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15T17:54:03.069987584</dc:date>
    <meta:editing-duration>P1DT15H12M48S</meta:editing-duration>
    <meta:editing-cycles>298</meta:editing-cycles>
    <meta:document-statistic meta:table-count="0" meta:image-count="0" meta:object-count="0" meta:page-count="2" meta:paragraph-count="27" meta:word-count="297" meta:character-count="2356" meta:non-whitespace-character-count="2076"/>
  </office:meta>
</office:document-meta>
</file>